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fab" officeooo:paragraph-rsid="000d0fab"/>
    </style:style>
    <style:style style:name="P2" style:family="paragraph" style:parent-style-name="Standard">
      <style:text-properties fo:font-weight="bold" officeooo:rsid="000d0fab" officeooo:paragraph-rsid="000d0fa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a1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jet blanc covid<text:tab/><text:tab/><text:tab/><text:tab/> <text:s text:c="10"/><text:tab/><text:tab/><text:tab/><text:tab/><text:tab/>Exemple file</text:p>
      <text:p text:style-name="P2">10 décembre</text:p>
      <text:p text:style-name="P2"/>
      <text:p text:style-name="P2"/>
      <text:p text:style-name="P2"/>
      <text:p text:style-name="P2">1/Introduction</text:p>
      <text:p text:style-name="P1"/>
      <text:p text:style-name="P1"><text:tab/>This corpus of a documents is composed of a video entitled hack attack..</text:p>
      <text:p text:style-name="P1">It was published in 2020</text:p>
      <text:p text:style-name="P1">The screenshot entitled …. </text:p>
      <text:p text:style-name="P1">Was published on 19 march 2020 and finally the test which was published 29 march 2020</text:p>
      <text:p text:style-name="P1">The 3 documents deal with the cyberattacks during the covid1</text:p>
      <text:p text:style-name="P1"/>
      <text:p text:style-name="P2">2/Development</text:p>
      <text:p text:style-name="P2"/>
      <text:p text:style-name="P2"><text:span text:style-name="T1"><text:tab/>Cause of the pandemic the cyberattack is growing up especially the phishing and the ransomware</text:span><text:span text:style-name="T2">v </text:span></text:p>
      <text:p text:style-name="P2"><text:span text:style-name="T1"/>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4:39:07.782885382</meta:creation-date>
    <dc:date>2021-12-10T16:07:33.162397389</dc:date>
    <meta:editing-duration>PT26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72" meta:character-count="454" meta:non-whitespace-character-count="368"/>
  </office:meta>
</office:document-meta>
</file>